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23d8" officeooo:paragraph-rsid="001623d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7dc3f" officeooo:paragraph-rsid="0023703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1pt" fo:font-weight="normal" officeooo:rsid="0017dc3f" officeooo:paragraph-rsid="001623d8" fo:background-color="#ff0000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1623d8" officeooo:paragraph-rsid="001623d8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1623d8" officeooo:paragraph-rsid="0039856a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39856a" officeooo:paragraph-rsid="003a3257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3cdb84" officeooo:paragraph-rsid="003cdb84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3e4907" officeooo:paragraph-rsid="003e4907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334f43" officeooo:paragraph-rsid="00334f4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334f43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font-size="11pt" fo:font-weight="normal" officeooo:rsid="0039856a" officeooo:paragraph-rsid="0039856a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fo:font-size="11pt" fo:font-weight="normal" officeooo:rsid="0039856a" officeooo:paragraph-rsid="0039856a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fo:font-size="11pt" fo:font-weight="normal" officeooo:rsid="0039856a" officeooo:paragraph-rsid="003a3257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fo:font-size="11pt" fo:font-weight="normal" officeooo:rsid="001623d8" officeooo:paragraph-rsid="0039856a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fo:font-size="11pt" fo:font-weight="normal" officeooo:rsid="00334f43" officeooo:paragraph-rsid="0039856a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text-properties fo:font-size="11pt" fo:font-weight="normal" officeooo:rsid="0036f88c" officeooo:paragraph-rsid="0039856a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fo:font-size="11pt" fo:font-weight="normal" officeooo:rsid="003a3257" officeooo:paragraph-rsid="003a3257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fo:font-size="11pt" fo:font-weight="normal" officeooo:rsid="003aea80" officeooo:paragraph-rsid="003aea80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fo:font-size="11pt" fo:font-weight="normal" officeooo:rsid="003c1cf8" officeooo:paragraph-rsid="003c1cf8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fo:font-size="11pt" fo:font-weight="normal" officeooo:rsid="003cdb84" officeooo:paragraph-rsid="003cdb84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text-properties fo:font-size="11pt" fo:font-weight="normal" officeooo:rsid="003e9a16" officeooo:paragraph-rsid="003e9a16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fo:font-size="11pt" fo:font-weight="normal" officeooo:rsid="0040f70b" officeooo:paragraph-rsid="0040f70b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fo:font-size="11pt" fo:font-weight="normal" officeooo:rsid="003e4907" officeooo:paragraph-rsid="003e4907" style:font-size-asian="11pt" style:font-weight-asian="normal" style:font-size-complex="11pt" style:font-weight-complex="normal"/>
    </style:style>
    <style:style style:name="T1" style:family="text">
      <style:text-properties officeooo:rsid="00334f43"/>
    </style:style>
    <style:style style:name="T2" style:family="text">
      <style:text-properties officeooo:rsid="0039856a"/>
    </style:style>
    <style:style style:name="T3" style:family="text">
      <style:text-properties officeooo:rsid="003a3257"/>
    </style:style>
    <style:style style:name="T4" style:family="text">
      <style:text-properties officeooo:rsid="003aea80"/>
    </style:style>
    <style:style style:name="T5" style:family="text">
      <style:text-properties officeooo:rsid="003bcb1e"/>
    </style:style>
    <style:style style:name="T6" style:family="text">
      <style:text-properties officeooo:rsid="003c1cf8"/>
    </style:style>
    <style:style style:name="T7" style:family="text">
      <style:text-properties officeooo:rsid="003cdb84"/>
    </style:style>
    <style:style style:name="T8" style:family="text">
      <style:text-properties officeooo:rsid="003e0be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pire the world with innovation, using your imagination.</text:p>
      <text:p text:style-name="P10"><text:bookmark text:name="result_box"/>Share your vision of the future.</text:p>
      <text:p text:style-name="P1"/>
      <text:p text:style-name="P1"><text:span text:style-name="T2">Moduły</text:span> projektu:</text:p>
      <text:p text:style-name="P1"/>
      <text:p text:style-name="P5">- <text:span text:style-name="T1">Memy w formie obrazka z podpisem, dotyczące czegoś co mogło by powstać lub powstaje:</text:span></text:p>
      <text:p text:style-name="P5"><text:tab/></text:p>
      <text:list xml:id="list9192961721208341456" text:style-name="L1">
        <text:list-item>
          <text:p text:style-name="P11">Krótka myśl sformułowana w podpisie</text:p>
        </text:list-item>
        <text:list-item>
          <text:p text:style-name="P11">Obrazek ilustrujący myśl <text:span text:style-name="T5">(wszystkie formaty, też gif)</text:span></text:p>
        </text:list-item>
        <text:list-item>
          <text:p text:style-name="P15">Możliwość rozszczerzenia zawierającego rozwinięcię myśli w postaci artykułu.</text:p>
        </text:list-item>
        <text:list-item>
          <text:p text:style-name="P16">Kategoryzacja memów – sztywne kategorie ustalone przez administratora</text:p>
          <text:p text:style-name="P14"/>
        </text:list-item>
      </text:list>
      <text:p text:style-name="P4">- <text:span text:style-name="T3">Autoryzacja użytkownika:</text:span></text:p>
      <text:p text:style-name="P4"/>
      <text:list xml:id="list471586245623702040" text:style-name="L2">
        <text:list-item>
          <text:p text:style-name="P12">Rejestracja</text:p>
        </text:list-item>
        <text:list-item>
          <text:p text:style-name="P13"><text:span text:style-name="T3">L</text:span>ogowanie (zwykłe, oauth)</text:p>
        </text:list-item>
      </text:list>
      <text:p text:style-name="P6"/>
      <text:p text:style-name="P6">- <text:span text:style-name="T3">Edytor memu</text:span></text:p>
      <text:p text:style-name="P6"/>
      <text:list xml:id="list103239688811381" text:continue-numbering="true" text:style-name="L2">
        <text:list-item>
          <text:p text:style-name="P17">Dodawanie memu</text:p>
        </text:list-item>
        <text:list-item>
          <text:p text:style-name="P18">Ustalenie języka memu (automatyczne spośród dostępnych polski/angielski)</text:p>
        </text:list-item>
        <text:list-item>
          <text:p text:style-name="P19">Wybór kategorii przez użytkownika spośród dostępnych</text:p>
        </text:list-item>
        <text:list-item>
          <text:p text:style-name="P17">Edytor artykułu <text:span text:style-name="T4">(artykuł w formie HTML – możliwość dodawanie hiperłączy I obrazków)</text:span></text:p>
        </text:list-item>
      </text:list>
      <text:p text:style-name="P4"/>
      <text:p text:style-name="P4">- <text:span text:style-name="T6">Obsługa memu</text:span></text:p>
      <text:p text:style-name="P4"/>
      <text:list xml:id="list103238292115060" text:continue-numbering="true" text:style-name="L2">
        <text:list-item>
          <text:p text:style-name="P19">Gło<text:span text:style-name="T7">sowanie (łapki w góre)</text:span></text:p>
        </text:list-item>
        <text:list-item>
          <text:p text:style-name="P20">Komentarze (do memu lub komentarza)</text:p>
        </text:list-item>
      </text:list>
      <text:p text:style-name="P7"/>
      <text:p text:style-name="P7">- <text:span text:style-name="T8">Profil użytkownika</text:span></text:p>
      <text:p text:style-name="P7"/>
      <text:list xml:id="list103238929040422" text:continue-numbering="true" text:style-name="L2">
        <text:list-item>
          <text:p text:style-name="P21">Nickname</text:p>
        </text:list-item>
        <text:list-item>
          <text:p text:style-name="P22">Avatar</text:p>
        </text:list-item>
        <text:list-item>
          <text:p text:style-name="P21">Dodaj/usuń mem </text:p>
        </text:list-item>
        <text:list-item>
          <text:p text:style-name="P23">Wiadomości prywatne</text:p>
        </text:list-item>
      </text:list>
      <text:p text:style-name="P8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21:22.168949260</meta:creation-date>
    <dc:date>2017-03-15T10:26:22.459375939</dc:date>
    <meta:editing-duration>PT3H41M59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32" meta:character-count="881" meta:non-whitespace-character-count="786"/>
  </office:meta>
</office:document-meta>
</file>